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496" officeooo:paragraph-rsid="001b1496"/>
    </style:style>
    <style:style style:name="P2" style:family="paragraph" style:parent-style-name="Standard">
      <style:text-properties officeooo:rsid="001b1496" officeooo:paragraph-rsid="001b95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9542" style:font-weight-asian="bold" style:font-weight-complex="bold"/>
    </style:style>
    <style:style style:name="T3" style:family="text">
      <style:text-properties officeooo:rsid="001b954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b9542" style:font-weight-asian="bold" style:font-weight-complex="bold"/>
    </style:style>
    <style:style style:name="T6" style:family="text">
      <style:text-properties officeooo:rsid="001e76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7"/><text:span text:style-name="T4"><text:s/></text:span><text:span text:style-name="T5">SUMMARIZATION PIPELINE</text:span></text:p>
      <text:p text:style-name="P1"><text:span text:style-name="T5"/></text:p>
      <text:p text:style-name="P1">1) ProcessOntology</text:p>
      <text:p text:style-name="P1"/>
      <text:p text:style-name="P1">2) splitting del dataset in 4 parti (1 per processore):</text:p>
      <text:p text:style-name="P1"><text:s text:c="8"/>1_lod_part_aa</text:p>
      <text:p text:style-name="P1"><text:s text:c="8"/>1_lod_part_ab</text:p>
      <text:p text:style-name="P1"><text:s text:c="8"/>1_lod_part_ac</text:p>
      <text:p text:style-name="P1"><text:s text:c="8"/>1_lod_part_ad</text:p>
      <text:p text:style-name="P1"><text:s text:c="4"/>e vengono salvati nella cartella ../datasetDIR/organized-splitted-deduplicated-tmp-file/</text:p>
      <text:p text:style-name="P1"/>
      <text:p text:style-name="P1">3) Ognuna delle 4 parti viene passato allo script awk. L'iesima istanza dello script (i in {1,..4})<text:line-break/> <text:s text:c="3"/>genera i seguenti file:</text:p>
      <text:p text:style-name="P1"><text:s text:c="8"/>i*_types.nt</text:p>
      <text:p text:style-name="P1"><text:s text:c="8"/>i*_obj_properties.nt</text:p>
      <text:p text:style-name="P1"><text:s text:c="8"/>i*_dt_properties</text:p>
      <text:p text:style-name="P1"><text:s text:c="4"/>con * in Chars = {0,..,1}U{a,..,z}U{altri char}</text:p>
      <text:p text:style-name="P1"/>
      <text:p text:style-name="P1"><text:s text:c="3"/>Avremo quindi 4|Chars| file.</text:p>
      <text:p text:style-name="P1"><text:s text:c="3"/>Questi file sono salvari in <text:s/>../datasetDIR/organized-splitted-deduplicated</text:p>
      <text:p text:style-name="P1"/>
      <text:p text:style-name="P1">4) cancello i 4 file di splitting iniziail e la cartella ../datasetDIR/organized-splitted-deduplicated<text:line-break/> <text:s text:c="4"/>tmp-file/</text:p>
      <text:p text:style-name="P1"/>
      <text:p text:style-name="P1">5) i 4|Chars| file del punto 2 sono raggruppabili in gruppi di 4. Facciamo il raggruppamento in un<text:line-break/> <text:s text:c="4"/>unico file. Ad esempio:</text:p>
      <text:p text:style-name="P1"><text:s text:c="8"/>1d_dt_properties, 2d_dt_properties, 3d_dt_properties, 4d_dt_properties <text:s text:c="2"/></text:p>
      <text:p text:style-name="P1"><text:s text:c="8"/>Vengono uniti in d_dt_properties e salvati nella cartella ../datasetDIR/organized-splitted<text:line-break/> <text:s text:c="4"/>deduplicated</text:p>
      <text:p text:style-name="P1"><text:s text:c="5"/></text:p>
      <text:p text:style-name="P1"/>
      <text:p text:style-name="P1">6) Elimino i file del punto 3</text:p>
      <text:p text:style-name="P1"><text:s text:c="8"/>i*_types.nt</text:p>
      <text:p text:style-name="P1"><text:s text:c="8"/>i*_obj_properties.nt</text:p>
      <text:p text:style-name="P1"><text:s text:c="8"/>i*_dt_properties</text:p>
      <text:p text:style-name="P1"/>
      <text:p text:style-name="P1"><text:s text:c="3"/>con i in {1,..4}</text:p>
      <text:p text:style-name="P1"><text:s text:c="3"/>con * in Chars = {0,..,1}U{a,..,z}U{altri char}</text:p>
      <text:p text:style-name="P1"/>
      <text:p text:style-name="P1">DA NOTARE CHE FINO A QUESTO PUNTO LE TRIPLE NON SONO ORDINATE MA SOLO DIVISE </text:p>
      <text:p text:style-name="P1"/>
      <text:p text:style-name="P1">7) Ordino parallelamente "sort -u" i file</text:p>
      <text:p text:style-name="P1"><text:s text:c="8"/>*_types.nt</text:p>
      <text:p text:style-name="P1"><text:s text:c="8"/>*_obj_properties.nt</text:p>
      <text:p text:style-name="P1"><text:s text:c="8"/>*_dt_properties</text:p>
      <text:p text:style-name="P1"/>
      <text:p text:style-name="P1"><text:s text:c="3"/>con * in Chars = {0,..,1}U{a,..,z}U{altri char}</text:p>
      <text:p text:style-name="P1"/>
      <text:p text:style-name="P1">8) CalculateMinimalTypes</text:p>
      <text:p text:style-name="P1"/>
      <text:p text:style-name="P1">9) AggregateConceptCounts</text:p>
      <text:p text:style-name="P1"><text:soft-page-break/></text:p>
      <text:p text:style-name="P1">10) ProcessDatatypeRelationAssertions</text:p>
      <text:p text:style-name="P1"/>
      <text:p text:style-name="P1">11) ProcessObjectRelationAssertions</text:p>
      <text:p text:style-name="P1"/>
      <text:p text:style-name="P1">12) CalculatePropertyMinimalization</text:p>
      <text:p text:style-name="P1"/>
      <text:p text:style-name="P1">13) Inference</text:p>
      <text:p text:style-name="P1"/>
      <text:p text:style-name="P1">14) CArdinalità</text:p>
      <text:p text:style-name="P1"/>
      <text:p text:style-name="P1"/>
      <text:p text:style-name="P1">-----------------------------------------------------------------------------------------------------------------------</text:p>
      <text:p text:style-name="P1"><text:s/></text:p>
      <text:p text:style-name="P1"/>
      <text:p text:style-name="P1"><text:span text:style-name="T1">ProcessOntology</text:span>: concetti e proprietà definiti dall'ontologia includendo anche le ontologie importate. Usa JENA.</text:p>
      <text:p text:style-name="P1">- Scrivo su file l'elenco dei concetti dell'ontologia in reports/tmp-data-for-computation/Concepts.txt</text:p>
      <text:p text:style-name="P1">- Scrivo su file l'elenco dei concetti dell'ontologia <text:s/>che sono sottoclassi di altri concetti in reports/tmp-data-for-computation/SubclassOf.txt</text:p>
      <text:p text:style-name="P1"/>
      <text:p text:style-name="P1"/>
      <text:p text:style-name="P1"><text:span text:style-name="T1">CalculateMinimalTypes</text:span>: prede input i file <text:s/>datasetDir/organized-splitted-deduplicated/*_types.nt e li assegna a un pool di thread</text:p>
      <text:p text:style-name="P1">Ogni thread ha un file da processare.</text:p>
      <text:p text:style-name="P1">- Il thread i tiene una struttura con su tutti i concetti dell'ontologia. Intanto che legge le righe del file j aumenta il contatore ai concetti che vengono dichiarati come tipo di un'entità.</text:p>
      <text:p text:style-name="P1"><text:s text:c="2"/>Quindi la struttura mapperà ogni concetto dell'ontologia con le sue occorrenze nelle righe del file j.</text:p>
      <text:p text:style-name="P1"><text:s text:c="2"/>Scrive quindi il file /min-types/min-type-results/*_countConcepts.txt con * pari al prefisso * del file j. Ad esempio se è stato processato il file r_types.nt scriverà sul file r_countConcepts.txt.</text:p>
      <text:p text:style-name="P1">- Scrive il file <text:s/>dei concetti esterni /min-types/min-type-results/*_uknHierConcept.txt</text:p>
      <text:p text:style-name="P1">- Scrive i file dei minimal types di ogni entity del dataset: <text:s/>/min-types/min-type-results/*_minType.txt, naturalmente 1 file è scritto da un thread</text:p>
      <text:p text:style-name="P1"/>
      <text:p text:style-name="P1"><text:span text:style-name="T1">AggregateConceptCounts</text:span>:</text:p>
      <text:p text:style-name="P1">- Nello step precedente abbiamo generato tanti file *_countConcepts.txt, ora dobbiamo aggregare il loro contenuti nel file patterns/count-concepts.txt. Viene quindi generato questo file che</text:p>
      <text:p text:style-name="P1">elenca tutti i concetti dell'ontologia e ci associa il numero di volte che il concetto j-esimo è stato dichiarato come tipo(ATTENZIONE, niente minimalità) di un'entità</text:p>
      <text:p text:style-name="P1"><text:s/></text:p>
      <text:p text:style-name="P1"><text:span text:style-name="T1">ProcessObjectRelationAssertions</text:span>: fase parallelizzata.</text:p>
      <text:p text:style-name="P1">Lavora sull'insieme di file "/organized-splitted-deduplicated/*_dt_properties.nt"</text:p>
      <text:p text:style-name="P1">Per ogni file:</text:p>
      <text:p text:style-name="P1"><text:s text:c="4"/>Preso l'insieme di triple nel file(che ha solo data type relational assertions) calcola </text:p>
      <text:p text:style-name="P1"><text:s text:c="7"/>- gli AKPs di ogni tripla e frequenze per ogni AKP. Alla fine scrive in patterns/count<text:line-break/> <text:s text:c="8"/>datatype.txt</text:p>
      <text:p text:style-name="P1"><text:s text:c="7"/>- le frequenze dei datatype degli oggetti di ogni tripla. Alla fine scrive in patterns/datatype<text:line-break/> <text:s text:c="8"/>akp.txt</text:p>
      <text:p text:style-name="P1"><text:s text:c="7"/>- le frequenze delle properties di ogni tripla. Alla fine scrive in patterns/count-datatype<text:line-break/> <text:s text:c="8"/>properties.txt</text:p>
      <text:p text:style-name="P1"/>
      <text:p text:style-name="P1"/>
      <text:p text:style-name="P1"><text:soft-page-break/></text:p>
      <text:p text:style-name="P1"><text:span text:style-name="T1">ProcessObjectRelationAssertions</text:span>: fase parallelizzata.</text:p>
      <text:p text:style-name="P1">Lavora sull'insieme di file /organized-splitted-deduplicated/*_obj_properties.nt"</text:p>
      <text:p text:style-name="P1">Per ogni file:</text:p>
      <text:p text:style-name="P1"><text:s text:c="4"/>Preso l'insieme di triple nel file(che ha solo objectrelational assertions) calcola </text:p>
      <text:p text:style-name="P1"><text:s text:c="7"/>- gli AKPs di ogni tripla e frequenze oer ogni AKP. Alla fine scrive in patterns/object-akp.txt</text:p>
      <text:p text:style-name="P1"><text:s text:c="7"/>- le frequenze delle properties di ogni tripla. Alla fine scrive in count-object-properties.txt</text:p>
      <text:p text:style-name="P1"/>
      <text:p text:style-name="P1"/>
      <text:p text:style-name="P1"/>
      <text:p text:style-name="P1"/>
      <text:p text:style-name="P1"/>
      <text:p text:style-name="P2"><text:s text:c="39"/><text:span text:style-name="T5">ARCHITETTURA ABSTAT</text:span></text:p>
      <text:p text:style-name="P1"/>
      <text:p text:style-name="P1">é modulare</text:p>
      <text:p text:style-name="P1">Core: </text:p>
      <text:p text:style-name="P1"><text:s text:c="2"/>- contiene algoritmo summarization. </text:p>
      <text:p text:style-name="P1"><text:s text:c="2"/>- Gira da console.</text:p>
      <text:p text:style-name="P1"><text:s text:c="2"/>- Torna summary in formato "proprietario" che poi andrà convertito in rdf affinchè sia indicizzato su virtuoso.</text:p>
      <text:p text:style-name="P1"/>
      <text:p text:style-name="P1">Web: interfaccia fruibile. Serve tutte le rotte, anche le API.</text:p>
      <text:p text:style-name="P1"/>
      <text:p text:style-name="P1">Virtuoso: contiene i summary e lo rende disponibile.</text:p>
      <text:p text:style-name="P1"/>
      <text:p text:style-name="P1">Solr: full-test search</text:p>
      <text:p text:style-name="P1"/>
      <text:p text:style-name="P1">NGINX: fa si che l'utente non sappia che è composto da diverse componenti. FA da punto d'accesso unico. Tutte le richeiste HTTP passano da nginx: questa è l'api la butto di là.. questa è una queery sparql la passo a virtuoso..</text:p>
      <text:p text:style-name="P1"><text:s text:c="7"/>Fa l'instradamento. Se si vogliono esporre api in più si deve informare nginx</text:p>
      <text:p text:style-name="P1"/>
      <text:p text:style-name="P1"/>
      <text:p text:style-name="P1"/>
      <text:p text:style-name="P1"/>
      <text:p text:style-name="P1"/>
      <text:p text:style-name="P2"><text:s text:c="51"/><text:span text:style-name="T5">LIMITI E SOLUZIONI</text:span></text:p>
      <text:p text:style-name="P2"><text:span text:style-name="T5"/></text:p>
      <text:p text:style-name="P1">- Sorting del preprocessing <text:s text:c="2"/>-&gt; <text:span text:style-name="T6">distribuzione</text:span></text:p>
      <text:p text:style-name="P1">- navigazione summary usando virtuoso <text:s text:c="2"/>-&gt; DB a grafo</text:p>
      <text:p text:style-name="P1">- sp<text:span text:style-name="T3">l</text:span>itting -&gt; sostituire .txt con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1:49:44.477468485</meta:creation-date>
    <dc:date>2017-03-06T12:42:10.879595893</dc:date>
    <meta:editing-duration>PT1M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649" meta:character-count="5396" meta:non-whitespace-character-count="4416"/>
  </office:meta>
</office:document-meta>
</file>